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5.8957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1" table:number-columns-repeated="16373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table:style-name="Default" table:number-columns-repeated="2"/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4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5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6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7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8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9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0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1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2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00011000</text:p>
          </table:table-cell>
          <table:table-cell office:value-type="string" calcext:value-type="string">
            <text:p>jr s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3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4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5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6])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00100000</text:p>
          </table:table-cell>
          <table:table-cell office:value-type="string" calcext:value-type="string">
            <text:p>jr nz, s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or 3 cycles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17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8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9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0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1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2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3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4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5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6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7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z flag done, others?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8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9])"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01110111</text:p>
          </table:table-cell>
          <table:table-cell office:value-type="string" calcext:value-type="string">
            <text:p>ld [hl], a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30])" office:value-type="float" office:value="195" calcext:value-type="float">
            <text:p>195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jp n16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31])" office:value-type="float" office:value="234" calcext:value-type="float">
            <text:p>234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ld [n16], a</text:p>
          </table:table-cell>
          <table:table-cell/>
          <table:table-cell office:value-type="string" calcext:value-type="string">
            <text:p>send {din1,din0} out to mem_addr? Or pass {din1,din0} through the ALU then to mem_addr?</text:p>
          </table:table-cell>
          <table:table-cell table:style-name="ce2" office:value-type="string" calcext:value-type="string">
            <text:p>din1,din0 are supposed to be for inputs only</text:p>
          </table:table-cell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2])"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ld a, [n16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3])" office:value-type="float" office:value="254" calcext:value-type="float">
            <text:p>254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cp a, n8</text:p>
          </table:table-cell>
          <table:table-cell/>
          <table:table-cell office:value-type="string" calcext:value-type="string">
            <text:p>compare, a – n8, throws the result away, sets flags, control.v should not load the result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4])" office:value-type="float" office:value="175" calcext:value-type="float">
            <text:p>17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10101111</text:p>
          </table:table-cell>
          <table:table-cell office:value-type="string" calcext:value-type="string">
            <text:p>xor a, a</text:p>
          </table:table-cell>
          <table:table-cell office:value-type="string" calcext:value-type="string">
            <text:p>z flag done, others?</text:p>
          </table:table-cell>
          <table:table-cell office:value-type="string" calcext:value-type="string">
            <text:p>a=a xor a, sets flags</text:p>
          </table:table-cell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5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d de, n16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6])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d hl, n16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7])"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ld a, [de]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8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c de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39])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d [hli], a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formula="of:=HEX2DEC([.B40])"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/>
          <table:table-cell office:value-type="string" calcext:value-type="string">
            <text:p>ld a,d</text:p>
          </table:table-cell>
          <table:table-cell table:number-columns-repeated="2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all n16</text:p>
          </table:table-cell>
          <table:table-cell/>
          <table:table-cell office:value-type="string" calcext:value-type="string">
            <text:p>could replace with the actual instructions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(see call)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</text:p>
          </table:table-cell>
          <table:table-cell/>
          <table:table-cell office:value-type="string" calcext:value-type="string">
            <text:p>could ignore for bg sample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46])" office:value-type="float" office:value="241" calcext:value-type="float">
            <text:p>24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11110001</text:p>
          </table:table-cell>
          <table:table-cell office:value-type="string" calcext:value-type="string">
            <text:p>pop af</text:p>
          </table:table-cell>
          <table:table-cell/>
          <table:table-cell office:value-type="string" calcext:value-type="string">
            <text:p>f = [sp], a = [sp+1], sp = sp+2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table:formula="of:=HEX2DEC([.B47])" office:value-type="float" office:value="245" calcext:value-type="float">
            <text:p>24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11110101</text:p>
          </table:table-cell>
          <table:table-cell office:value-type="string" calcext:value-type="string">
            <text:p>push af</text:p>
          </table:table-cell>
          <table:table-cell/>
          <table:table-cell office:value-type="string" calcext:value-type="string">
            <text:p>sp=sp-2, [sp+1]=a, [sp]=f</text:p>
          </table:table-cell>
          <table:table-cell table:number-columns-repeated="5"/>
          <table:table-cell table:style-name="ce1" table:number-columns-repeated="16373"/>
        </table:table-row>
        <table:table-row table:style-name="ro1" table:number-rows-repeated="1048528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  <table:database-ranges>
        <table:database-range table:name="__Anonymous_Sheet_DB__0" table:target-range-address="Sheet1.A2:Sheet1.I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12:11:45.7986472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5.2$Linux_X86_64 LibreOffice_project/252c20f6956e3db0b52e6e2f9dda67263513c8fc</meta:generator>
    <dc:date>2026-03-23T13:14:22.765389138</dc:date>
    <meta:editing-duration>PT12H16M29S</meta:editing-duration>
    <meta:editing-cycles>19</meta:editing-cycles>
    <meta:document-statistic meta:table-count="1" meta:cell-count="195" meta:object-count="0"/>
  </office:meta>
</office:document-meta>
</file>